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style:text-autospace="none"/>
      <style:text-properties fo:color="#000000" style:font-name="Calibri" fo:font-size="11pt" fo:language="fr" fo:country="FR" fo:font-weight="bold" style:font-name-asian="Times New Roman1" style:font-size-asian="11pt" style:font-weight-asian="bold" style:font-name-complex="Times New Roman1" style:font-size-complex="11pt" style:font-weight-complex="bold"/>
    </style:style>
    <style:style style:name="P2" style:family="paragraph" style:parent-style-name="Standard">
      <style:paragraph-properties style:text-autospace="none"/>
      <style:text-properties fo:color="#000000" style:font-name="Calibri" fo:font-size="15pt" fo:language="fr" fo:country="FR" fo:font-weight="bold" style:font-name-asian="Times New Roman1" style:font-size-asian="15pt" style:font-weight-asian="bold" style:font-name-complex="Times New Roman1" style:font-size-complex="15pt" style:font-weight-complex="bold"/>
    </style:style>
    <style:style style:name="P3" style:family="paragraph" style:parent-style-name="Standard">
      <style:paragraph-properties style:text-autospace="none"/>
      <style:text-properties style:font-name="Calibri" fo:language="fr" fo:country="FR"/>
    </style:style>
    <style:style style:name="P4" style:family="paragraph" style:parent-style-name="Standard">
      <style:paragraph-properties fo:text-align="justify" style:justify-single-word="false" style:text-autospace="none"/>
      <style:text-properties style:font-name="Calibri" fo:language="fr" fo:country="FR"/>
    </style:style>
    <style:style style:name="P5" style:family="paragraph" style:parent-style-name="Standard">
      <style:paragraph-properties fo:text-align="justify" style:justify-single-word="false" style:text-autospace="none"/>
      <style:text-properties style:font-name="Calibri" fo:font-size="11pt" fo:language="fr" fo:country="FR" style:font-size-asian="11pt" style:font-size-complex="11pt"/>
    </style:style>
    <style:style style:name="P6" style:family="paragraph" style:parent-style-name="Standard">
      <style:paragraph-properties fo:text-align="justify" style:justify-single-word="false" style:text-autospace="none"/>
      <style:text-properties style:font-name="Calibri" fo:font-size="11pt" fo:language="fr" fo:country="FR"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autospace="none"/>
      <style:text-properties style:font-name="Calibri" fo:font-size="11pt" fo:language="fr" fo:country="FR"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text-autospace="none"/>
      <style:text-properties fo:language="fr" fo:country="FR"/>
    </style:style>
    <style:style style:name="P9" style:family="paragraph" style:parent-style-name="Standard">
      <style:paragraph-properties fo:text-align="justify" style:justify-single-word="false" style:text-autospace="none"/>
      <style:text-properties fo:language="fr" fo:country="FR" fo:font-weight="bold" style:font-weight-asian="bold" style:font-weight-complex="bold"/>
    </style:style>
    <style:style style:name="P10" style:family="paragraph" style:parent-style-name="Standard">
      <style:paragraph-properties style:text-autospace="none"/>
      <style:text-properties fo:color="#000000" style:font-name="Calibri" fo:font-size="11pt" fo:language="fr" fo:country="FR" fo:font-weight="bold" style:font-name-asian="Times New Roman1" style:font-size-asian="11pt" style:font-weight-asian="bold" style:font-name-complex="Times New Roman1" style:font-size-complex="11pt" style:font-weight-complex="bold"/>
    </style:style>
    <style:style style:name="P11" style:family="paragraph" style:parent-style-name="Standard">
      <style:paragraph-properties fo:text-align="justify" style:justify-single-word="false" style:text-autospace="none"/>
      <style:text-properties fo:color="#000000" style:font-name="Calibri" fo:font-size="11pt" fo:language="fr" fo:country="FR" fo:font-weight="bold" style:font-name-asian="Times New Roman1" style:font-size-asian="11pt" style:font-weight-asian="bold" style:font-name-complex="Times New Roman1" style:font-size-complex="11pt" style:font-weight-complex="bold"/>
    </style:style>
    <style:style style:name="P12" style:family="paragraph" style:parent-style-name="Standard">
      <style:paragraph-properties fo:text-align="justify" style:justify-single-word="false" style:text-autospace="none"/>
      <style:text-properties fo:color="#000000" style:font-name="Calibri" fo:font-size="11pt" fo:language="fr" fo:country="FR" fo:font-weight="normal" style:font-name-asian="Times New Roman1" style:font-size-asian="11pt" style:font-weight-asian="normal" style:font-name-complex="Times New Roman1" style:font-size-complex="11pt" style:font-weight-complex="normal"/>
    </style:style>
    <style:style style:name="P13" style:family="paragraph" style:parent-style-name="Standard">
      <style:paragraph-properties style:text-autospace="none"/>
      <style:text-properties fo:color="#000000" style:font-name="Calibri" fo:font-size="11pt" fo:language="fr" fo:country="FR" fo:font-weight="normal" style:font-name-asian="Times New Roman1" style:font-size-asian="11pt" style:font-weight-asian="normal" style:font-name-complex="Times New Roman1" style:font-size-complex="11pt" style:font-weight-complex="normal"/>
    </style:style>
    <style:style style:name="P14" style:family="paragraph" style:parent-style-name="Standard">
      <style:paragraph-properties style:text-autospace="none"/>
      <style:text-properties fo:color="#000000" style:text-line-through-style="none" style:font-name="Calibri" fo:font-size="11pt" fo:language="fr" fo:country="FR" style:text-underline-style="none" fo:font-weight="normal" style:font-name-asian="Times New Roman1" style:font-size-asian="11pt" style:font-weight-asian="normal" style:font-name-complex="Times New Roman1" style:font-size-complex="11pt" style:font-weight-complex="normal"/>
    </style:style>
    <style:style style:name="P15" style:family="paragraph" style:parent-style-name="Standard">
      <style:paragraph-properties fo:text-align="justify" style:justify-single-word="false" style:text-autospace="none"/>
      <style:text-properties fo:color="#000000" style:text-line-through-style="none" style:font-name="Calibri" fo:font-size="11pt" fo:language="fr" fo:country="FR" style:text-underline-style="none" fo:font-weight="normal" style:font-name-asian="Times New Roman1" style:font-size-asian="11pt" style:font-weight-asian="normal" style:font-name-complex="Times New Roman1" style:font-size-complex="11pt" style:font-weight-complex="normal"/>
    </style:style>
    <style:style style:name="P16" style:family="paragraph" style:parent-style-name="Standard" style:list-style-name="L2">
      <style:paragraph-properties fo:text-align="justify" style:justify-single-word="false" style:text-autospace="none"/>
      <style:text-properties fo:color="#000000" style:text-line-through-style="none" style:font-name="Calibri" fo:font-size="11pt" fo:language="fr" fo:country="FR" style:text-underline-style="none" fo:font-weight="normal" style:font-name-asian="Times New Roman1" style:font-size-asian="11pt" style:font-weight-asian="normal" style:font-name-complex="Times New Roman1" style:font-size-complex="11pt" style:font-weight-complex="normal"/>
    </style:style>
    <style:style style:name="P17" style:family="paragraph" style:parent-style-name="Standard" style:list-style-name="L3">
      <style:paragraph-properties fo:text-align="justify" style:justify-single-word="false" style:text-autospace="none"/>
      <style:text-properties fo:color="#000000" style:text-line-through-style="none" style:font-name="Calibri" fo:font-size="11pt" fo:language="fr" fo:country="FR" style:text-underline-style="none" fo:font-weight="normal" style:font-name-asian="Times New Roman1" style:font-size-asian="11pt" style:font-weight-asian="normal" style:font-name-complex="Times New Roman1" style:font-size-complex="11pt" style:font-weight-complex="normal"/>
    </style:style>
    <style:style style:name="P18" style:family="paragraph" style:parent-style-name="Standard" style:list-style-name="L4">
      <style:paragraph-properties fo:text-align="justify" style:justify-single-word="false" style:text-autospace="none"/>
      <style:text-properties fo:color="#000000" style:text-line-through-style="none" style:font-name="Calibri" fo:font-size="11pt" fo:language="fr" fo:country="FR" style:text-underline-style="none" fo:font-weight="normal" style:font-name-asian="Times New Roman1" style:font-size-asian="11pt" style:font-weight-asian="normal" style:font-name-complex="Times New Roman1" style:font-size-complex="11pt" style:font-weight-complex="normal"/>
    </style:style>
    <style:style style:name="P19" style:family="paragraph" style:parent-style-name="Standard">
      <style:paragraph-properties style:text-autospace="none"/>
      <style:text-properties fo:color="#000000" style:text-line-through-style="none" style:font-name="Calibri" fo:font-size="11pt" fo:language="fr" fo:country="FR" style:text-underline-style="none" fo:font-weight="bold" style:font-name-asian="Times New Roman1" style:font-size-asian="11pt" style:font-weight-asian="bold" style:font-name-complex="Times New Roman1" style:font-size-complex="11pt" style:font-weight-complex="bold"/>
    </style:style>
    <style:style style:name="P20" style:family="paragraph" style:parent-style-name="Standard">
      <style:paragraph-properties fo:text-align="justify" style:justify-single-word="false" style:text-autospace="none"/>
      <style:text-properties fo:color="#000000" style:text-line-through-style="none" style:font-name="Calibri" fo:font-size="11pt" fo:language="fr" fo:country="FR" style:text-underline-style="none" fo:font-weight="bold" style:font-name-asian="Times New Roman1" style:font-size-asian="11pt" style:font-weight-asian="bold" style:font-name-complex="Times New Roman1" style:font-size-complex="11pt" style:font-weight-complex="bold"/>
    </style:style>
    <style:style style:name="P21" style:family="paragraph" style:parent-style-name="Standard">
      <style:paragraph-properties fo:text-align="justify" style:justify-single-word="false" style:text-autospace="none"/>
      <style:text-properties fo:color="#000000" style:text-line-through-style="none" style:font-name="Calibri" fo:font-size="11pt" fo:language="de" fo:country="DE" style:text-underline-style="none" fo:font-weight="normal" style:font-name-asian="Times New Roman1" style:font-size-asian="11pt" style:font-weight-asian="normal" style:font-name-complex="Times New Roman1" style:font-size-complex="11pt" style:font-weight-complex="normal"/>
    </style:style>
    <style:style style:name="P22" style:family="paragraph" style:parent-style-name="Standard" style:list-style-name="L1">
      <style:paragraph-properties fo:text-align="justify" style:justify-single-word="false" style:text-autospace="none"/>
      <style:text-properties fo:color="#000000" style:text-line-through-style="none" style:font-name="Calibri" fo:font-size="11pt" fo:language="de" fo:country="DE" style:text-underline-style="none" fo:font-weight="normal" style:font-name-asian="Times New Roman1" style:font-size-asian="11pt" style:font-weight-asian="normal" style:font-name-complex="Times New Roman1" style:font-size-complex="11pt" style:font-weight-complex="normal"/>
    </style:style>
    <style:style style:name="P23" style:family="paragraph" style:parent-style-name="Standard" style:list-style-name="L5">
      <style:paragraph-properties fo:text-align="justify" style:justify-single-word="false" style:text-autospace="none"/>
      <style:text-properties fo:color="#000000" style:text-line-through-style="none" style:font-name="Calibri" fo:font-size="11pt" fo:language="de" fo:country="DE" style:text-underline-style="none" fo:font-weight="normal" style:font-name-asian="Times New Roman1" style:font-size-asian="11pt" style:font-weight-asian="normal" style:font-name-complex="Times New Roman1" style:font-size-complex="11pt" style:font-weight-complex="normal"/>
    </style:style>
    <style:style style:name="P24" style:family="paragraph" style:parent-style-name="Standard">
      <style:paragraph-properties fo:text-align="justify" style:justify-single-word="false" style:text-autospace="none"/>
      <style:text-properties fo:color="#000000" style:text-line-through-style="none" style:font-name="Calibri" fo:font-size="15pt" fo:language="fr" fo:country="FR" style:text-underline-style="none" fo:font-weight="bold" style:font-name-asian="Times New Roman1" style:font-size-asian="15pt" style:font-weight-asian="bold" style:font-name-complex="Times New Roman1" style:font-size-complex="15pt" style:font-weight-complex="bold"/>
    </style:style>
    <style:style style:name="P25" style:family="paragraph" style:parent-style-name="Standard">
      <style:paragraph-properties fo:text-align="justify" style:justify-single-word="false" style:text-autospace="none"/>
      <style:text-properties fo:color="#000000" style:text-line-through-style="none" style:font-name="Calibri" fo:font-size="15pt" fo:language="fr" fo:country="FR" style:text-underline-style="none" fo:font-weight="normal" style:font-name-asian="Times New Roman1" style:font-size-asian="15pt" style:font-weight-asian="normal" style:font-name-complex="Times New Roman1" style:font-size-complex="15pt" style:font-weight-complex="normal"/>
    </style:style>
    <style:style style:name="P26" style:family="paragraph" style:parent-style-name="Standard">
      <style:paragraph-properties fo:text-align="justify" style:justify-single-word="false" style:text-autospace="none"/>
      <style:text-properties style:font-name="Calibri" fo:font-size="11pt" fo:language="fr" fo:country="FR" style:font-name-asian="Arial1" style:font-size-asian="11pt" style:font-name-complex="Arial1" style:font-size-complex="11pt"/>
    </style:style>
    <style:style style:name="P27" style:family="paragraph" style:parent-style-name="Standard">
      <style:paragraph-properties fo:text-align="justify" style:justify-single-word="false" style:text-autospace="none"/>
      <style:text-properties style:font-name="Calibri" fo:font-size="11pt" fo:language="fr" fo:country="FR" fo:font-weight="bold" style:font-name-asian="Arial1" style:font-size-asian="11pt" style:font-weight-asian="bold" style:font-name-complex="Arial1" style:font-size-complex="11pt" style:font-weight-complex="bold"/>
    </style:style>
    <style:style style:name="T1" style:family="text">
      <style:text-properties fo:color="#000000" style:text-line-through-style="none" fo:font-size="11pt" style:text-underline-style="none" fo:font-weight="normal" style:font-name-asian="Times New Roman1" style:font-size-asian="11pt" style:font-weight-asian="normal" style:font-name-complex="Times New Roman1" style:font-size-complex="11pt" style:font-weight-complex="normal"/>
    </style:style>
    <style:style style:name="T2" style:family="text">
      <style:text-properties fo:color="#000000" style:text-line-through-style="none" fo:font-size="11pt" style:text-underline-style="none" fo:font-weight="bold" style:font-name-asian="Times New Roman1" style:font-size-asian="11pt" style:font-weight-asian="bold" style:font-name-complex="Times New Roman1" style:font-size-complex="11pt" style:font-weight-complex="bold"/>
    </style:style>
    <style:style style:name="T3" style:family="text">
      <style:text-properties fo:color="#000000" style:text-line-through-style="none" style:text-underline-style="none" fo:font-weight="normal" style:font-name-asian="Arial1" style:font-weight-asian="normal" style:font-name-complex="Arial1" style:font-weight-complex="normal"/>
    </style:style>
    <style:style style:name="T4" style:family="text">
      <style:text-properties fo:color="#000000" style:text-line-through-style="none" style:text-underline-style="none" fo:font-weight="normal" style:font-name-asian="Times New Roman1" style:font-weight-asian="normal" style:font-name-complex="Times New Roman1" style:font-weight-complex="normal"/>
    </style:style>
    <style:style style:name="T5" style:family="text">
      <style:text-properties fo:color="#000000" style:text-line-through-style="none" style:text-underline-style="none" style:font-name-asian="Times New Roman1" style:font-name-complex="Times New Roman1"/>
    </style:style>
    <style:style style:name="T6" style:family="text">
      <style:text-properties fo:color="#000000" style:text-line-through-style="none" style:text-underline-style="none" style:font-name-asian="Arial1" style:font-name-complex="Arial1"/>
    </style:style>
    <style:style style:name="T7" style:family="text">
      <style:text-properties fo:color="#000000" style:text-line-through-style="none" style:font-name="Calibri" fo:font-size="11pt" style:text-underline-style="none" style:font-name-asian="Times New Roman1" style:font-size-asian="11pt" style:font-name-complex="Times New Roman1" style:font-size-complex="11pt"/>
    </style:style>
    <style:style style:name="T8" style:family="text">
      <style:text-properties fo:color="#000000" style:text-line-through-style="none" style:font-name="Calibri" fo:font-size="11pt" style:text-underline-style="none" fo:font-weight="normal" style:font-name-asian="Times New Roman1" style:font-size-asian="11pt" style:font-weight-asian="normal" style:font-name-complex="Times New Roman1" style:font-size-complex="11pt" style:font-weight-complex="normal"/>
    </style:style>
    <style:style style:name="T9" style:family="text">
      <style:text-properties fo:color="#000000" style:text-line-through-style="none" style:font-name="Calibri" fo:font-size="11pt" style:text-underline-style="none" fo:font-weight="normal" style:font-name-asian="Times New Roman1" style:font-size-asian="11pt" style:font-weight-asian="normal" style:font-name-complex="Arial1" style:font-size-complex="11pt" style:font-weight-complex="normal"/>
    </style:style>
    <style:style style:name="T10" style:family="text">
      <style:text-properties fo:color="#000000" fo:font-size="11pt" fo:font-weight="bold" style:font-name-asian="Times New Roman1" style:font-size-asian="11pt" style:font-weight-asian="bold" style:font-name-complex="Times New Roman1" style:font-size-complex="11pt" style:font-weight-complex="bold"/>
    </style:style>
    <style:style style:name="T11" style:family="text">
      <style:text-properties fo:color="#000000" fo:font-size="11pt" fo:font-weight="normal" style:font-name-asian="Times New Roman1" style:font-size-asian="11pt" style:font-weight-asian="normal" style:font-name-complex="Times New Roman1" style:font-size-complex="11pt" style:font-weight-complex="normal"/>
    </style:style>
    <style:style style:name="T12" style:family="text">
      <style:text-properties fo:color="#000000" fo:font-size="11pt" fo:language="de" fo:country="DE" fo:font-weight="normal" style:font-name-asian="Times New Roman1" style:font-size-asian="11pt" style:font-weight-asian="normal" style:font-name-complex="Times New Roman1" style:font-size-complex="11pt" style:font-weight-complex="normal"/>
    </style:style>
    <style:style style:name="T13" style:family="text">
      <style:text-properties fo:color="#000000" style:font-name-asian="Times New Roman1" style:font-name-complex="Times New Roman1"/>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style:font-name-asian="Arial1" style:font-weight-asian="normal" style:font-name-complex="Arial1" style:font-weight-complex="normal"/>
    </style:style>
    <style:style style:name="T17" style:family="text">
      <style:text-properties style:font-name="Calibri" fo:font-size="11pt" style:font-name-asian="Arial1" style:font-size-asian="11pt" style:font-name-complex="Arial1" style:font-size-complex="11pt"/>
    </style:style>
    <style:style style:name="T18" style:family="text">
      <style:text-properties style:font-name-asian="Arial1" style:font-name-complex="Arial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s/>Organisation de l’équipe</text:p>
      <text:p text:style-name="P1"/>
      <text:p text:style-name="P1">Chef de Projet – Monica GOLUMBEANU</text:p>
      <text:p text:style-name="P4"><text:span text:style-name="T10"><text:tab/></text:span><text:span text:style-name="T11">Le chef de projet est en charge de la gestion du projet, du suivi du déroulement global et du fonctionnement de l'équipe. Il organise l'équipe et conçoit le planning des différentes tâches. En cas de conflit ou de problème il intervient pour remédier la situation. Chaque membre sera évalué par le chef de projet en fonction de la qualité de son travail et l'implication dans le projet.</text:span></text:p>
      <text:p text:style-name="P12"/>
      <text:p text:style-name="P1">Responsable Qualité – Billy PITIOT</text:p>
      <text:p text:style-name="P4"><text:span text:style-name="T10"><text:tab/></text:span><text:span text:style-name="T11">Le responsable qualité s'occupe de la qualité de la forme et du contenu. Il est en charge de la réalisation des modèles des documents, de l'intégration des livrables réalisés par des différents membres de l'équipe, de l'élaboration d'un guide de style et de la procédure de rédaction. </text:span><text:span text:style-name="T11">Au début du projet il réalise le Plan d'Assurance Qualité.</text:span></text:p>
      <text:p text:style-name="P13"/>
      <text:p text:style-name="P1">Responsable Outils – Soraya <text:s/>BELHADJ <text:s/>AISSA</text:p>
      <text:p text:style-name="P4"><text:span text:style-name="T10"><text:tab/></text:span><text:span text:style-name="T11">Le choix des différents outils et de la formation des membres de l'équipe pour l'utilisation de ces outils est assuré par le Responsable </text:span><text:span text:style-name="T12">O</text:span><text:span text:style-name="T11">utils. </text:span><text:span text:style-name="T12">Pour les outils pour lesquels certains membres de l'équipe ont des difficultés de manipulation, unde fiche de rappel sera élaborée.</text:span></text:p>
      <text:p text:style-name="P14"/>
      <text:p text:style-name="P19">Responsable Communication – Jérôme DE POTTER</text:p>
      <text:p text:style-name="P3"><text:span text:style-name="T2"><text:tab/></text:span><text:span text:style-name="T1">Le Responsable Communication gère la communication au sein de l'équipe et avec le client. Lors des conflits il aide le chef de projet pour remédier la situation. Il s'occupe aussi de l'organisation de la présentation finale du projet.</text:span></text:p>
      <text:p text:style-name="P19"/>
      <text:p text:style-name="P3"><text:span text:style-name="T2">Groupe d'étude </text:span><text:span text:style-name="T2">- production</text:span><text:span text:style-name="T2"> – Stefana GARTU, Henrique Gaspar NOGUIERA, Leandro MATTIOLI</text:span></text:p>
      <text:p text:style-name="P5"><text:span text:style-name="T3"><text:tab/>Le groupe d'étude </text:span><text:span text:style-name="T3">et de production</text:span><text:span text:style-name="T3"> effectue le travail de chaque phase du projet. Il est principalement chargé avec la réalisation des différentes livrables et </text:span><text:span text:style-name="T18">exécute les tâches données par le chef de projet.</text:span></text:p>
      <text:p text:style-name="P26"/>
      <text:p text:style-name="P26"><text:tab/>On envisage également une organisation fonctionnelle, liée à la fonction de l'entreprise. Cette organisation est nécessaire pour assurer la qualité de travail et la compréhension du fonctionnement de l'entreprise. Il y a trois domaines principaux de responsabilité: Achat, Maintenance et Parc d'Études. Pour chaque domaine il y aura deux personnes responsables qui vont être chargées de connaitre son fonctionnement en détail.</text:p>
      <text:p text:style-name="P26"/>
      <text:p text:style-name="P27">Spécialistes Achats :</text:p>
      <text:p text:style-name="P7"><text:span text:style-name="T18"><text:tab/>- </text:span><text:span text:style-name="T13">Soraya <text:s/>BELHADJ <text:s/>AISSA</text:span></text:p>
      <text:p text:style-name="P11"><text:tab/></text:p>
      <text:p text:style-name="P27">Spécialistes Maintenance :</text:p>
      <text:p text:style-name="P7"><text:span text:style-name="T18"><text:tab/>- <text:s/></text:span><text:span text:style-name="T5">Leandro MATTIOLI</text:span></text:p>
      <text:p text:style-name="P27"><text:tab/><text:span text:style-name="T15">- Stefana GARTU</text:span></text:p>
      <text:p text:style-name="P27">Spécialistes Gestion de Parc :</text:p>
      <text:p text:style-name="P5"><text:span text:style-name="T18"><text:tab/></text:span><text:span text:style-name="T16">- </text:span><text:span text:style-name="T4"><text:s/>Jérôme DE POTTER</text:span></text:p>
      <text:p text:style-name="P7"><text:span text:style-name="T18"><text:tab/>- <text:s/></text:span><text:span text:style-name="T5">Henrique Gaspar NOGUIERA</text:span></text:p>
      <text:p text:style-name="P20"/>
      <text:p text:style-name="P20"/>
      <text:p text:style-name="P20"/>
      <text:p text:style-name="P20"/>
      <text:p text:style-name="P20"/>
      <text:p text:style-name="P20"/>
      <text:p text:style-name="P24"><text:soft-page-break/>6 <text:s/>Identification des activités et des tâches</text:p>
      <text:p text:style-name="P20"/>
      <text:p text:style-name="P21">On distingue trois catégories principales d'activités:</text:p>
      <text:list xml:id="list35374890" text:style-name="L1">
        <text:list-item>
          <text:p text:style-name="P22">Suivi du projet</text:p>
        </text:list-item>
        <text:list-item>
          <text:p text:style-name="P22">Gestion de la qualité</text:p>
        </text:list-item>
        <text:list-item>
          <text:p text:style-name="P22">Etude et production</text:p>
        </text:list-item>
      </text:list>
      <text:p text:style-name="P21">Chaque tâche va s'inscrire dans une de ces cathégories. La catégorie d'étude et production contiendra toutes les tâches liées à la réalisation des documents et conception des solutions.</text:p>
      <text:p text:style-name="P21">L'Annexe 1 contient le diagramme Gantt prévisionnel avec toutes les tâches prévus pour le projet ainsi que d'autres diagrammes qui sont utiles pour évaluer la charge de travail de chaque membre de l'équipe. </text:p>
      <text:p text:style-name="P20"/>
      <text:p text:style-name="P20"/>
      <text:p text:style-name="P24">7 <text:s/>Analyse des risques</text:p>
      <text:p text:style-name="P15"/>
      <text:p text:style-name="P15">Il y a plusieurs risques envisagés pendant la réalisation du projet:</text:p>
      <text:p text:style-name="P20">1. Retard sur la production des livrables </text:p>
      <text:p text:style-name="P9"><text:span text:style-name="T7"><text:tab/></text:span><text:span text:style-name="T8">Le retard sur la production des livrables influencera la charge de travail et donc va avoir comme conséquence un cout supplémentaire de réalisation.</text:span></text:p>
      <text:p text:style-name="P15"><text:tab/>Les facteurs qui peuvent déterminer le retard peuvent être:</text:p>
      <text:list xml:id="list35357284" text:style-name="L2">
        <text:list-item>
          <text:p text:style-name="P16">la mauvaise organisation </text:p>
        </text:list-item>
        <text:list-item>
          <text:p text:style-name="P16">la mauvaise estimation de la charge de travail au départ</text:p>
        </text:list-item>
        <text:list-item>
          <text:p text:style-name="P16">la manque d'expérience des personnes dans le domaine, la manque des connaissances</text:p>
        </text:list-item>
        <text:list-item>
          <text:p text:style-name="P16">l'indisponibilité des certaines personnes (maladie, etc.)</text:p>
        </text:list-item>
      </text:list>
      <text:p text:style-name="P15"><text:tab/>Pour éviter ce risque on met un accent principal sur la bonne réalisation du PAQ et la démarche de suivi de projet. Les différentes diagrammes (fiches de suivi, diagramme de taches, fiches d'avancement des livrables, etc.) serviront à gérer ou prévenir les retards. Une réalisation de qualité pour l'étape d'initialisation assure la bonne organisation dans le futur.</text:p>
      <text:p text:style-name="P15"/>
      <text:p text:style-name="P20">2. Expression des besoins incomplète</text:p>
      <text:p text:style-name="P8"><text:span text:style-name="T8"><text:tab/>Pendant la phase d'expression des besoins il se peut que certaines besoins soient pas prises en compte. Cela aura une influence négative pour les solutions </text:span><text:span text:style-name="T8">proposées</text:span><text:span text:style-name="T8"> car elles ne pourront pas répondre aux exigences du client. </text:span><text:span text:style-name="T8">On</text:span> peut avoir également un <text:span text:style-name="T17">mauvais positionnement par rapport au projet (livrables erronés, écarts avec le </text:span><text:span text:style-name="T9">travail demandé).</text:span></text:p>
      <text:p text:style-name="P15"><text:tab/>Les facteurs qui peuvent déterminer le retard peuvent être:</text:p>
      <text:list xml:id="list35350903" text:style-name="L3">
        <text:list-item>
          <text:p text:style-name="P17">une étude incomplète de l'existant</text:p>
        </text:list-item>
        <text:list-item>
          <text:p text:style-name="P17">mauvais dialogue avec le client</text:p>
        </text:list-item>
      </text:list>
      <text:p text:style-name="P8"><text:span text:style-name="T8"><text:tab/>Pour gérer ce risque, un responsable pour la communication a été désigné. Il va </text:span><text:span text:style-name="T8">suivre la communication entre les membres de l'équipe et le client, surtout pendant la phase d'expression des besoins. </text:span></text:p>
      <text:p text:style-name="P15"/>
      <text:p text:style-name="P6"><text:span text:style-name="T6">3. Désaccords, conflits, dissensions au sein de </text:span><text:span text:style-name="T6">l'équipe</text:span></text:p>
      <text:p text:style-name="P5"><text:span text:style-name="T3"><text:tab/>Comme dans toute équipe, </text:span><text:span text:style-name="T3">à un</text:span><text:span text:style-name="T3"> moment donné il peut apparaître des conflits qui peuvent mettre en danger l'organisation et l'avancement du projet.</text:span></text:p>
      <text:p text:style-name="P5"><text:span text:style-name="T3"><text:tab/></text:span><text:span text:style-name="T4">Les facteurs qui peuvent déterminer </text:span><text:span text:style-name="T4">des conflits</text:span><text:span text:style-name="T4"> peuvent être:</text:span></text:p>
      <text:list xml:id="list35361720" text:style-name="L4">
        <text:list-item>
          <text:p text:style-name="P18">des désaccords pendant des prises des décisions</text:p>
        </text:list-item>
        <text:list-item>
          <text:p text:style-name="P18">des malentendus</text:p>
        </text:list-item>
        <text:list-item>
          <text:p text:style-name="P18">la mauvaise communication entre les personnes</text:p>
        </text:list-item>
      </text:list>
      <text:p text:style-name="P8"><text:span text:style-name="T8"><text:tab/>Pour éviter à avoir des conflits le chef de projet aidé par le Responsable Communication suit la communication et l'échange au sein de l'équipe. Des réunions seront également organisées afin de détecter et </text:span><text:soft-page-break/><text:span text:style-name="T8">prévenir les conflits et faciliter la prise des décisions. </text:span></text:p>
      <text:p text:style-name="P25"/>
      <text:p text:style-name="P24">8 Modalités de validation et de recette</text:p>
      <text:p text:style-name="P15"/>
      <text:p text:style-name="P21"><text:tab/>L'équipe va suivre une procedure de travail qui facilitera l'organisation et assurera un travail de qualité. Cette procédure et le mode opératoire de validation sont détaillés dans le PAQ.</text:p>
      <text:p text:style-name="P21"><text:tab/>Pour faciliter le suivi de projet et éviter des risques de retard, des différentes fiches de suivi seront réalisées. On aura les fiches de suivi suivantes:</text:p>
      <text:list xml:id="list35371401" text:style-name="L5">
        <text:list-item>
          <text:p text:style-name="P23">Fiche de suivi globale</text:p>
        </text:list-item>
        <text:list-item>
          <text:p text:style-name="P23">Fiche de suivi par livrable</text:p>
        </text:list-item>
        <text:list-item>
          <text:p text:style-name="P23">Fiche de suivi par sous-phase</text:p>
        </text:list-item>
        <text:list-item>
          <text:p text:style-name="P23">Fiche de suivi par personne</text:p>
        </text:list-item>
      </text:list>
      <text:p text:style-name="P21"/>
      <text:p text:style-name="P21">L'Annexe 2 présente les différentes modèles des fiches de su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 </meta:initial-creator>
    <meta:creation-date>2011-01-05T08:44:14.04</meta:creation-date>
    <dc:date>2011-01-06T16:47:36.75</dc:date>
    <dc:creator>M </dc:creator>
    <meta:editing-duration>PT04H21M05S</meta:editing-duration>
    <meta:editing-cycles>8</meta:editing-cycles>
    <meta:generator>OpenOffice.org/3.2$Win32 OpenOffice.org_project/320m18$Build-9502</meta:generator>
    <meta:document-statistic meta:table-count="0" meta:image-count="0" meta:object-count="0" meta:page-count="3" meta:paragraph-count="59" meta:word-count="909" meta:character-count="5728"/>
  </office:meta>
</office:document-meta>
</file>